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ab88f" officeooo:paragraph-rsid="0000209a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ab88f" officeooo:paragraph-rsid="0000209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ab88f" officeooo:paragraph-rsid="0000209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49176" officeooo:paragraph-rsid="0004917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05893d" officeooo:paragraph-rsid="0005893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1ab88f" officeooo:paragraph-rsid="0005893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1ab88f" officeooo:paragraph-rsid="0005893d" style:font-size-asian="12.25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8d76"/>
    </style:style>
    <style:style style:name="T3" style:family="text">
      <style:text-properties fo:language="ru" fo:country="RU" officeooo:rsid="00049176"/>
    </style:style>
    <style:style style:name="T4" style:family="text">
      <style:text-properties fo:language="ru" fo:country="RU" officeooo:rsid="0005893d"/>
    </style:style>
    <style:style style:name="T5" style:family="text">
      <style:text-properties fo:language="ru" fo:country="RU" fo:font-weight="bold" officeooo:rsid="00018d76" style:font-weight-asian="bold" style:font-weight-complex="bold"/>
    </style:style>
    <style:style style:name="T6" style:family="text">
      <style:text-properties fo:language="ru" fo:country="RU" officeooo:rsid="0006a546"/>
    </style:style>
    <style:style style:name="T7" style:family="text">
      <style:text-properties officeooo:rsid="000589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Артефакты</text:p>
      <text:p text:style-name="P3">Модуль: <text:span text:style-name="T2">Вход</text:span>.</text:p>
      <text:p text:style-name="P1">Артефакты: <text:span text:style-name="T2">Колл-Центр, Сотрудники</text:span></text:p>
      <text:p text:style-name="P3">Модуль: <text:span text:style-name="T2">Упраление</text:span>.</text:p>
      <text:p text:style-name="P1">Артефакты: <text:span text:style-name="T3">Управление игрой, касса, </text:span><text:span text:style-name="T6">обмен денег на фишки</text:span></text:p>
      <text:p text:style-name="P4"><text:span text:style-name="T1">Выигрышь выдается на кассе</text:span></text:p>
      <text:p text:style-name="P3">Модуль: <text:span text:style-name="T2">Выход</text:span>.</text:p>
      <text:p text:style-name="P6">Артефакты: <text:span text:style-name="T4">Фишки обмениваются на деньги</text:span></text:p>
      <text:p text:style-name="P7"><text:span text:style-name="T5">Интерфейс</text:span></text:p>
      <text:p text:style-name="P5"><text:span text:style-name="T1">Для входа нужен Логин и Пароль, далее вы попадаете в игровой раздел, где уже выбирается режим игры. В личном кабинете можно пополнить баланс и вывести деньг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3.0.3$Windows_X86_64 LibreOffice_project/7074905676c47b82bbcfbea1aeefc84afe1c50e1</meta:generator>
    <dc:date>2020-10-30T01:54:28.090000000</dc:date>
    <meta:editing-duration>PT1M28S</meta:editing-duration>
    <meta:editing-cycles>2</meta:editing-cycles>
    <meta:document-statistic meta:table-count="0" meta:image-count="0" meta:object-count="0" meta:page-count="1" meta:paragraph-count="10" meta:word-count="54" meta:character-count="376" meta:non-whitespace-character-count="331"/>
  </office:meta>
</office:document-meta>
</file>